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rocessFilter.PreProcessFilter( AbstractXMLPipe filter , String filename , ProgrammingLanguage language , XSPMarkupLanguage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MarkupLanguage.getRoo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MarkupLanguage.getLogicshe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MarkupLanguage.getPreprocessFilter( String filename , AbstractXMLPipe filter , ProgrammingLanguage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